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 style:list-style-name="L3"/>
    <style:style style:name="P2" style:family="paragraph" style:parent-style-name="Table_20_Contents" style:list-style-name="L4"/>
    <style:style style:name="P3" style:family="paragraph" style:parent-style-name="Table_20_Contents" style:list-style-name="L5"/>
    <style:style style:name="P4" style:family="paragraph" style:parent-style-name="Table_20_Contents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Nome dello scenario</text:p>
          </table:table-cell>
          <table:table-cell table:style-name="Tabella1.B1" office:value-type="string">
            <text:p text:style-name="Table_20_Contents">Un ospite si registra</text:p>
          </table:table-cell>
        </table:table-row>
        <table:table-row>
          <table:table-cell table:style-name="Tabella1.A2" office:value-type="string">
            <text:p text:style-name="Table_20_Contents">Attori</text:p>
          </table:table-cell>
          <table:table-cell table:style-name="Tabella1.B2" office:value-type="string">
            <text:p text:style-name="Table_20_Contents">Ospite</text:p>
          </table:table-cell>
        </table:table-row>
        <table:table-row>
          <table:table-cell table:style-name="Tabella1.A2" office:value-type="string">
            <text:p text:style-name="Table_20_Contents">Flusso degli eventi</text:p>
          </table:table-cell>
          <table:table-cell table:style-name="Tabella1.B2" office:value-type="string">
            <text:list xml:id="list1406431216" text:style-name="L3">
              <text:list-item>
                <text:p text:style-name="P1">L'ospite entra nel sito</text:p>
              </text:list-item>
              <text:list-item>
                <text:p text:style-name="P1">L'ospite clicca sul pulsante per registrarsi</text:p>
              </text:list-item>
              <text:list-item>
                <text:p text:style-name="P1">L'ospite compila il form di registrazione</text:p>
              </text:list-item>
              <text:list-item>
                <text:p text:style-name="P1">L'ospite conferma i dati inseriti</text:p>
              </text:list-item>
              <text:list-item>
                <text:p text:style-name="P1">Il sistema verifica i dati e invia una mail di verifica</text:p>
              </text:list-item>
              <text:list-item>
                <text:p text:style-name="P1">L'ospite apre la sua mail, cerca il messaggio e cliccando su un link contentuto in esso conferma la registrazione</text:p>
              </text:list-item>
              <text:list-item>
                <text:p text:style-name="P1">L'ospite è finalmente registrato e può loggarsi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Table_20_Contents">Nome dello scenario</text:p>
          </table:table-cell>
          <table:table-cell table:style-name="Tabella2.B1" office:value-type="string">
            <text:p text:style-name="Table_20_Contents">Un ospite effettua il login con successo</text:p>
          </table:table-cell>
        </table:table-row>
        <table:table-row>
          <table:table-cell table:style-name="Tabella2.A2" office:value-type="string">
            <text:p text:style-name="Table_20_Contents">Attori</text:p>
          </table:table-cell>
          <table:table-cell table:style-name="Tabella2.B2" office:value-type="string">
            <text:p text:style-name="Table_20_Contents">Ospite (, utente registrato ????)</text:p>
          </table:table-cell>
        </table:table-row>
        <table:table-row>
          <table:table-cell table:style-name="Tabella2.A2" office:value-type="string">
            <text:p text:style-name="Table_20_Contents">Flusso degli eventi</text:p>
          </table:table-cell>
          <table:table-cell table:style-name="Tabella2.B2" office:value-type="string">
            <text:list xml:id="list855035058" text:style-name="L4">
              <text:list-item>
                <text:p text:style-name="P2">L'ospite entra nel sito</text:p>
              </text:list-item>
              <text:list-item>
                <text:p text:style-name="P2">L'ospite clicca sul pulsante di login</text:p>
              </text:list-item>
              <text:list-item>
                <text:p text:style-name="P2">L'ospite inserisce username e password</text:p>
              </text:list-item>
              <text:list-item>
                <text:p text:style-name="P2">L'ospite clicca sul pulsante di conferma</text:p>
              </text:list-item>
              <text:list-item>
                <text:p text:style-name="P2">Il sistema interroga il database e, trovata una corrispondenza, visualizza la pagina principale dell'utente corrispondente ai dati inseriti</text:p>
              </text:list-item>
              <text:list-item>
                <text:p text:style-name="P2">L'ospite è diventato un utente registrat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3" table:style-name="Tabella3">
        <table:table-column table:style-name="Tabella3.A" table:number-columns-repeated="2"/>
        <table:table-row>
          <table:table-cell table:style-name="Tabella3.A1" office:value-type="string">
            <text:p text:style-name="Table_20_Contents">Nome dello scenario</text:p>
          </table:table-cell>
          <table:table-cell table:style-name="Tabella3.B1" office:value-type="string">
            <text:p text:style-name="Table_20_Contents">Un utente modifica il proprio set di abilità (rimanendo comunque tra quelle predefinite dagli amministratori)</text:p>
          </table:table-cell>
        </table:table-row>
        <table:table-row>
          <table:table-cell table:style-name="Tabella3.A2" office:value-type="string">
            <text:p text:style-name="Table_20_Contents">Attori</text:p>
          </table:table-cell>
          <table:table-cell table:style-name="Tabella3.B2" office:value-type="string">
            <text:p text:style-name="Table_20_Contents">Utente</text:p>
          </table:table-cell>
        </table:table-row>
        <table:table-row>
          <table:table-cell table:style-name="Tabella3.A2" office:value-type="string">
            <text:p text:style-name="Table_20_Contents">Flusso degli eventi</text:p>
          </table:table-cell>
          <table:table-cell table:style-name="Tabella3.B2" office:value-type="string">
            <text:list xml:id="list1013650642" text:style-name="L5">
              <text:list-item>
                <text:p text:style-name="P3">L'utente clicca sul pulsante di modifica delle abilità</text:p>
              </text:list-item>
              <text:list-item>
                <text:p text:style-name="P3">L'utente seleziona le nuove abilità che ritiene di possedere e deseleziona quelle che aveva e ritiene di non possedere più</text:p>
              </text:list-item>
              <text:list-item>
                <text:p text:style-name="P3">L'utente clicca sul pulsante di conferma</text:p>
              </text:list-item>
              <text:list-item>
                <text:p text:style-name="P3">L'utente ha modificato con successo il proprio set di abilità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4" table:style-name="Tabella4">
        <table:table-column table:style-name="Tabella4.A" table:number-columns-repeated="2"/>
        <text:soft-page-break/>
        <table:table-row>
          <table:table-cell table:style-name="Tabella4.A1" office:value-type="string">
            <text:p text:style-name="Table_20_Contents">Nome dello scenario</text:p>
          </table:table-cell>
          <table:table-cell table:style-name="Tabella4.B1" office:value-type="string">
            <text:p text:style-name="Table_20_Contents">Un utente effettua una ricerca con più condizioni che non trova alcun utente con quelle caratteristiche</text:p>
          </table:table-cell>
        </table:table-row>
        <table:table-row>
          <table:table-cell table:style-name="Tabella4.A2" office:value-type="string">
            <text:p text:style-name="Table_20_Contents">Attori</text:p>
          </table:table-cell>
          <table:table-cell table:style-name="Tabella4.B2" office:value-type="string">
            <text:p text:style-name="Table_20_Contents">Utente</text:p>
          </table:table-cell>
        </table:table-row>
        <table:table-row>
          <table:table-cell table:style-name="Tabella4.A2" office:value-type="string">
            <text:p text:style-name="Table_20_Contents">Flusso degli eventi</text:p>
          </table:table-cell>
          <table:table-cell table:style-name="Tabella4.B2" office:value-type="string">
            <text:list xml:id="list1267200319" text:style-name="L6">
              <text:list-item>
                <text:p text:style-name="P4">L'utente clicca sul pulsante di ricerca</text:p>
              </text:list-item>
              <text:list-item>
                <text:p text:style-name="P4">L'utente nel campo “nome” della ricerca scrive “Ajeje Brazorf”; nel campo “città” scrive “Milano” e lascia vuoto quello riferito alle abilità</text:p>
              </text:list-item>
              <text:list-item>
                <text:p text:style-name="P4">L'utente clicca sul pulsante di conferma della ricerca</text:p>
              </text:list-item>
              <text:list-item>
                <text:p text:style-name="P4">Il sistema effettua una query basata sulle stringhe scritte dall'utente nei campi della ricerca e tale query restituisce un insieme vuoto di tuple</text:p>
              </text:list-item>
              <text:list-item>
                <text:p text:style-name="P4">Il sistema mostra la pagina di “nessun risultato”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4:17:24</meta:creation-date>
    <dc:date>2012-11-08T14:52:06</dc:date>
    <meta:editing-duration>PT19M31S</meta:editing-duration>
    <meta:editing-cycles>4</meta:editing-cycles>
    <meta:generator>LibreOffice/3.5$Linux_X86_64 LibreOffice_project/350m1$Build-2</meta:generator>
    <meta:document-statistic meta:table-count="4" meta:image-count="0" meta:object-count="0" meta:page-count="2" meta:paragraph-count="42" meta:word-count="313" meta:character-count="544" meta:non-whitespace-character-count="1675"/>
  </office:meta>
</office:document-meta>
</file>